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2BC0000028840E1BC47DB8148D8.png" manifest:media-type="image/png"/>
  <manifest:file-entry manifest:full-path="Pictures/100002010000020000000200CCF0487B6A73ED5E.png" manifest:media-type="image/png"/>
  <manifest:file-entry manifest:full-path="Pictures/10000201000001AD0000007239DF4AC21C56DCD3.png" manifest:media-type="image/png"/>
  <manifest:file-entry manifest:full-path="Pictures/10000201000000FB000000BE980E324E4FB594B0.png" manifest:media-type="image/png"/>
  <manifest:file-entry manifest:full-path="Pictures/1000020100000200000002000FC4741A3E2DCE16.png" manifest:media-type="image/png"/>
  <manifest:file-entry manifest:full-path="Pictures/10000000000000E1000000E121BF5A7E3FFE42DE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55cm"/>
    </style:style>
    <style:style style:name="gr3" style:family="graphic" style:parent-style-name="objectwithoutfill">
      <style:graphic-properties draw:stroke="dash" draw:stroke-dash="Fine_20_Dashed" draw:marker-end="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11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3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3.48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2.419cm"/>
    </style:style>
    <style:style style:name="gr9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2.63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99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0.2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0.69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1.22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4.35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  <style:text-properties fo:font-size="16pt" style:font-size-asian="16pt" style:font-size-complex="16pt"/>
    </style:style>
    <style:style style:name="P7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14pt"/>
    </style:style>
    <style:style style:name="P9" style:family="paragraph">
      <style:text-properties fo:color="#ff0000"/>
    </style:style>
    <style:style style:name="P10" style:family="paragraph">
      <loext:graphic-properties draw:fill="none" draw:fill-color="#ffffff"/>
      <style:text-properties fo:color="#ff0000" fo:font-size="14pt"/>
    </style:style>
    <style:style style:name="P11" style:family="paragraph">
      <style:text-properties fo:color="#0000ff"/>
    </style:style>
    <style:style style:name="P12" style:family="paragraph">
      <loext:graphic-properties draw:fill="none" draw:fill-color="#ffffff"/>
      <style:text-properties fo:color="#0000ff" fo:font-size="14pt"/>
    </style:style>
    <style:style style:name="P13" style:family="paragraph">
      <style:text-properties fo:color="#5f9f5f"/>
    </style:style>
    <style:style style:name="P14" style:family="paragraph">
      <loext:graphic-properties draw:fill="none" draw:fill-color="#ffffff"/>
      <style:text-properties fo:color="#5f9f5f" fo:font-size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781cm" svg:height="2.781cm" svg:x="11.808cm" svg:y="10.33cm">
          <draw:image xlink:href="Pictures/10000000000000E1000000E121BF5A7E3FFE42DE.png" xlink:type="simple" xlink:show="embed" xlink:actuate="onLoad">
            <text:p/>
          </draw:image>
        </draw:frame>
        <draw:frame draw:style-name="gr1" draw:text-style-name="P1" draw:layer="layout" svg:width="3.772cm" svg:height="2.855cm" svg:x="23.209cm" svg:y="10.317cm">
          <draw:image xlink:href="Pictures/10000201000000FB000000BE980E324E4FB594B0.png" xlink:type="simple" xlink:show="embed" xlink:actuate="onLoad">
            <text:p/>
          </draw:image>
        </draw:frame>
        <draw:frame draw:style-name="gr1" draw:text-style-name="P1" draw:layer="layout" svg:width="7.747cm" svg:height="2.058cm" svg:x="20.812cm" svg:y="17.484cm">
          <draw:image xlink:href="Pictures/10000201000001AD0000007239DF4AC21C56DCD3.png" xlink:type="simple" xlink:show="embed" xlink:actuate="onLoad">
            <text:p/>
          </draw:image>
        </draw:frame>
        <draw:frame draw:style-name="gr1" draw:text-style-name="P1" draw:layer="layout" svg:width="3.048cm" svg:height="2.821cm" svg:x="16.848cm" svg:y="7.169cm">
          <draw:image xlink:href="Pictures/10000201000002BC0000028840E1BC47DB8148D8.png" xlink:type="simple" xlink:show="embed" xlink:actuate="onLoad">
            <text:p/>
          </draw:image>
        </draw:frame>
        <draw:frame draw:style-name="gr1" draw:text-style-name="P1" draw:layer="layout" svg:width="3.401cm" svg:height="3.401cm" svg:x="6.08cm" svg:y="9.791cm">
          <draw:image xlink:href="Pictures/100002010000020000000200CCF0487B6A73ED5E.png" xlink:type="simple" xlink:show="embed" xlink:actuate="onLoad">
            <text:p/>
          </draw:image>
        </draw:frame>
        <draw:frame draw:style-name="gr1" draw:text-style-name="P1" draw:layer="layout" svg:width="2.274cm" svg:height="2.274cm" svg:x="1.774cm" svg:y="6.6cm">
          <draw:image xlink:href="Pictures/1000020100000200000002000FC4741A3E2DCE16.png" xlink:type="simple" xlink:show="embed" xlink:actuate="onLoad">
            <text:p/>
          </draw:image>
        </draw:frame>
        <draw:frame draw:style-name="gr1" draw:text-style-name="P1" draw:layer="layout" svg:width="2.274cm" svg:height="2.274cm" svg:x="1.774cm" svg:y="8.6cm">
          <draw:image xlink:href="Pictures/1000020100000200000002000FC4741A3E2DCE16.png" xlink:type="simple" xlink:show="embed" xlink:actuate="onLoad">
            <text:p/>
          </draw:image>
        </draw:frame>
        <draw:frame draw:style-name="gr1" draw:text-style-name="P1" draw:layer="layout" svg:width="2.274cm" svg:height="2.274cm" svg:x="1.774cm" svg:y="10.6cm">
          <draw:image xlink:href="Pictures/1000020100000200000002000FC4741A3E2DCE16.png" xlink:type="simple" xlink:show="embed" xlink:actuate="onLoad">
            <text:p/>
          </draw:image>
        </draw:frame>
        <draw:frame draw:style-name="gr1" draw:text-style-name="P1" draw:layer="layout" svg:width="2.274cm" svg:height="2.274cm" svg:x="1.774cm" svg:y="12.6cm">
          <draw:image xlink:href="Pictures/1000020100000200000002000FC4741A3E2DCE16.png" xlink:type="simple" xlink:show="embed" xlink:actuate="onLoad">
            <text:p/>
          </draw:image>
        </draw:frame>
        <draw:frame draw:style-name="gr1" draw:text-style-name="P1" draw:layer="layout" svg:width="2.274cm" svg:height="2.274cm" svg:x="1.774cm" svg:y="14.6cm">
          <draw:image xlink:href="Pictures/1000020100000200000002000FC4741A3E2DCE16.png" xlink:type="simple" xlink:show="embed" xlink:actuate="onLoad">
            <text:p/>
          </draw:image>
        </draw:frame>
        <draw:frame draw:style-name="gr1" draw:text-style-name="P1" draw:layer="layout" svg:width="3.048cm" svg:height="2.821cm" svg:x="16.848cm" svg:y="10.271cm">
          <draw:image xlink:href="Pictures/10000201000002BC0000028840E1BC47DB8148D8.png" xlink:type="simple" xlink:show="embed" xlink:actuate="onLoad">
            <text:p/>
          </draw:image>
        </draw:frame>
        <draw:frame draw:style-name="gr1" draw:text-style-name="P1" draw:layer="layout" svg:width="3.048cm" svg:height="2.821cm" svg:x="16.848cm" svg:y="13.365cm">
          <draw:image xlink:href="Pictures/10000201000002BC0000028840E1BC47DB8148D8.png" xlink:type="simple" xlink:show="embed" xlink:actuate="onLoad">
            <text:p/>
          </draw:image>
        </draw:frame>
        <draw:frame draw:style-name="gr2" draw:text-style-name="P2" draw:layer="layout" svg:width="4.05cm" svg:height="0.954cm" svg:x="11.555cm" svg:y="3.983cm">
          <draw:text-box>
            <text:p><text:span text:style-name="T1">Your Server</text:span></text:p>
          </draw:text-box>
        </draw:frame>
        <draw:line draw:style-name="gr3" draw:text-style-name="P1" draw:layer="layout" svg:x1="10.552cm" svg:y1="5.572cm" svg:x2="10.552cm" svg:y2="18.399cm">
          <text:p/>
        </draw:line>
        <draw:line draw:style-name="gr3" draw:text-style-name="P1" draw:layer="layout" svg:x1="5.052cm" svg:y1="5.573cm" svg:x2="5.052cm" svg:y2="18.4cm">
          <text:p/>
        </draw:line>
        <draw:line draw:style-name="gr4" draw:text-style-name="P1" draw:layer="layout" svg:x1="4.175cm" svg:y1="11.795cm" svg:x2="11.541cm" svg:y2="11.795cm">
          <text:p/>
        </draw:line>
        <draw:line draw:style-name="gr4" draw:text-style-name="P1" draw:layer="layout" svg:x1="4.175cm" svg:y1="9.695cm" svg:x2="11.541cm" svg:y2="11.287cm">
          <text:p/>
        </draw:line>
        <draw:line draw:style-name="gr4" draw:text-style-name="P1" draw:layer="layout" svg:x1="4.175cm" svg:y1="7.721cm" svg:x2="11.541cm" svg:y2="10.779cm">
          <text:p/>
        </draw:line>
        <draw:frame draw:style-name="gr5" draw:text-style-name="P2" draw:layer="layout" svg:width="2.619cm" svg:height="0.954cm" svg:x="1.555cm" svg:y="3.983cm">
          <draw:text-box>
            <text:p><text:span text:style-name="T1">Clients</text:span></text:p>
          </draw:text-box>
        </draw:frame>
        <draw:frame draw:style-name="gr6" draw:text-style-name="P2" draw:layer="layout" svg:width="2.83cm" svg:height="0.954cm" svg:x="6.456cm" svg:y="3.983cm">
          <draw:text-box>
            <text:p><text:span text:style-name="T1">Internet</text:span></text:p>
          </draw:text-box>
        </draw:frame>
        <draw:line draw:style-name="gr4" draw:text-style-name="P1" draw:layer="layout" svg:x1="4.175cm" svg:y1="13.695cm" svg:x2="11.541cm" svg:y2="12.303cm">
          <text:p/>
        </draw:line>
        <draw:line draw:style-name="gr4" draw:text-style-name="P1" draw:layer="layout" svg:x1="4.175cm" svg:y1="15.564cm" svg:x2="11.541cm" svg:y2="12.684cm">
          <text:p/>
        </draw:line>
        <draw:line draw:style-name="gr4" draw:text-style-name="P1" draw:layer="layout" svg:x1="14.843cm" svg:y1="11.668cm" svg:x2="17.002cm" svg:y2="11.668cm">
          <text:p/>
        </draw:line>
        <draw:frame draw:style-name="gr7" draw:text-style-name="P4" draw:layer="layout" svg:width="3.986cm" svg:height="1.505cm" svg:x="16.34cm" svg:y="5.572cm">
          <draw:text-box>
            <text:p text:style-name="P3"><text:span text:style-name="T2">3 locator</text:span></text:p>
            <text:p text:style-name="P3"><text:span text:style-name="T2">app instances</text:span></text:p>
          </draw:text-box>
        </draw:frame>
        <draw:frame draw:style-name="gr8" draw:text-style-name="P6" draw:layer="layout" svg:width="2.919cm" svg:height="1.505cm" svg:x="12.813cm" svg:y="7.731cm">
          <draw:text-box>
            <text:p text:style-name="P5"><text:span text:style-name="T2">load</text:span></text:p>
            <text:p text:style-name="P5"><text:span text:style-name="T2">balancing</text:span></text:p>
          </draw:text-box>
        </draw:frame>
        <draw:line draw:style-name="gr4" draw:text-style-name="P1" draw:layer="layout" svg:x1="14.843cm" svg:y1="11.668cm" svg:x2="17.002cm" svg:y2="9.382cm">
          <text:p/>
        </draw:line>
        <draw:line draw:style-name="gr4" draw:text-style-name="P1" draw:layer="layout" svg:x1="14.843cm" svg:y1="11.669cm" svg:x2="17.002cm" svg:y2="14.081cm">
          <text:p/>
        </draw:line>
        <draw:line draw:style-name="gr9" draw:text-style-name="P1" draw:layer="layout" svg:x1="22.844cm" svg:y1="11.795cm" svg:x2="19.923cm" svg:y2="11.795cm">
          <text:p/>
        </draw:line>
        <draw:line draw:style-name="gr9" draw:text-style-name="P1" draw:layer="layout" svg:x1="22.845cm" svg:y1="11.795cm" svg:x2="19.796cm" svg:y2="9.382cm">
          <text:p/>
        </draw:line>
        <draw:line draw:style-name="gr9" draw:text-style-name="P1" draw:layer="layout" svg:x1="22.846cm" svg:y1="11.796cm" svg:x2="19.796cm" svg:y2="14.081cm">
          <text:p/>
        </draw:line>
        <draw:line draw:style-name="gr4" draw:text-style-name="P1" draw:layer="layout" svg:x1="26.149cm" svg:y1="5.283cm" svg:x2="28.308cm" svg:y2="5.283cm">
          <text:p/>
        </draw:line>
        <draw:frame draw:style-name="gr10" draw:text-style-name="P7" draw:layer="layout" svg:width="3.135cm" svg:height="0.721cm" svg:x="24.792cm" svg:y="4.435cm">
          <draw:text-box>
            <text:p text:style-name="P3"><text:span text:style-name="T3">HTTP request</text:span></text:p>
          </draw:text-box>
        </draw:frame>
        <draw:line draw:style-name="gr9" draw:text-style-name="P1" draw:layer="layout" svg:x1="26.149cm" svg:y1="6.258cm" svg:x2="28.308cm" svg:y2="6.258cm">
          <text:p/>
        </draw:line>
        <draw:frame draw:style-name="gr11" draw:text-style-name="P7" draw:layer="layout" svg:width="1.493cm" svg:height="0.721cm" svg:x="24.792cm" svg:y="5.41cm">
          <draw:text-box>
            <text:p text:style-name="P3"><text:span text:style-name="T3">Runs</text:span></text:p>
          </draw:text-box>
        </draw:frame>
        <draw:line draw:style-name="gr9" draw:text-style-name="P1" draw:layer="layout" svg:x1="25.184cm" svg:y1="17.383cm" svg:x2="25.184cm" svg:y2="13.446cm">
          <text:p/>
        </draw:line>
        <draw:frame draw:style-name="gr12" draw:text-style-name="P8" draw:layer="layout" svg:width="0.777cm" svg:height="0.798cm" svg:x="5.123cm" svg:y="7.385cm">
          <draw:text-box>
            <text:p><text:span text:style-name="T4">1</text:span></text:p>
          </draw:text-box>
        </draw:frame>
        <draw:frame draw:style-name="gr12" draw:text-style-name="P8" draw:layer="layout" svg:width="0.777cm" svg:height="0.798cm" svg:x="5.124cm" svg:y="9.185cm">
          <draw:text-box>
            <text:p><text:span text:style-name="T4">2</text:span></text:p>
          </draw:text-box>
        </draw:frame>
        <draw:frame draw:style-name="gr12" draw:text-style-name="P8" draw:layer="layout" svg:width="0.777cm" svg:height="0.798cm" svg:x="5.125cm" svg:y="10.985cm">
          <draw:text-box>
            <text:p><text:span text:style-name="T4">3</text:span></text:p>
          </draw:text-box>
        </draw:frame>
        <draw:frame draw:style-name="gr12" draw:text-style-name="P8" draw:layer="layout" svg:width="0.777cm" svg:height="0.798cm" svg:x="5.125cm" svg:y="12.585cm">
          <draw:text-box>
            <text:p><text:span text:style-name="T4">4</text:span></text:p>
          </draw:text-box>
        </draw:frame>
        <draw:frame draw:style-name="gr12" draw:text-style-name="P8" draw:layer="layout" svg:width="0.777cm" svg:height="0.798cm" svg:x="5.125cm" svg:y="14.185cm">
          <draw:text-box>
            <text:p><text:span text:style-name="T4">5</text:span></text:p>
          </draw:text-box>
        </draw:frame>
        <draw:frame draw:style-name="gr13" draw:text-style-name="P8" draw:layer="layout" svg:width="1.192cm" svg:height="0.798cm" svg:x="14.879cm" svg:y="9.717cm">
          <draw:text-box>
            <text:p><text:span text:style-name="T4">1,4</text:span></text:p>
          </draw:text-box>
        </draw:frame>
        <draw:frame draw:style-name="gr13" draw:text-style-name="P8" draw:layer="layout" svg:width="1.192cm" svg:height="0.798cm" svg:x="15.479cm" svg:y="10.817cm">
          <draw:text-box>
            <text:p><text:span text:style-name="T4">2,5</text:span></text:p>
          </draw:text-box>
        </draw:frame>
        <draw:frame draw:style-name="gr14" draw:text-style-name="P8" draw:layer="layout" svg:width="1.721cm" svg:height="0.798cm" svg:x="14.58cm" svg:y="13.017cm">
          <draw:text-box>
            <text:p><text:span text:style-name="T4">3,etc.</text:span></text:p>
          </draw:text-box>
        </draw:frame>
        <draw:frame draw:style-name="gr15" draw:text-style-name="P4" draw:layer="layout" svg:width="4.858cm" svg:height="1.505cm" svg:x="22.649cm" svg:y="8.558cm">
          <draw:text-box>
            <text:p text:style-name="P3"><text:span text:style-name="T2">Node.js</text:span></text:p>
            <text:p text:style-name="P3"><text:span text:style-name="T2">process manager</text:span></text:p>
          </draw:text-box>
        </draw:frame>
        <draw:frame draw:style-name="gr15" draw:text-style-name="P6" draw:layer="layout" svg:width="4.858cm" svg:height="1.505cm" svg:x="15.832cm" svg:y="17.737cm">
          <draw:text-box>
            <text:p text:style-name="P5"><text:span text:style-name="T2">System</text:span></text:p>
            <text:p text:style-name="P5"><text:span text:style-name="T2">process manager</text:span></text:p>
          </draw:text-box>
        </draw:frame>
        <draw:frame draw:style-name="gr13" draw:text-style-name="P10" draw:layer="layout" svg:width="2.263cm" svg:height="0.798cm" svg:x="19.147cm" svg:y="7.041cm">
          <draw:text-box>
            <text:p text:style-name="P9"><text:span text:style-name="T4">Red BG</text:span></text:p>
          </draw:text-box>
        </draw:frame>
        <draw:frame draw:style-name="gr13" draw:text-style-name="P12" draw:layer="layout" svg:width="2.348cm" svg:height="0.798cm" svg:x="18.948cm" svg:y="10.141cm">
          <draw:text-box>
            <text:p text:style-name="P11"><text:span text:style-name="T4">Blue BG</text:span></text:p>
          </draw:text-box>
        </draw:frame>
        <draw:frame draw:style-name="gr13" draw:text-style-name="P14" draw:layer="layout" svg:width="2.733cm" svg:height="0.798cm" svg:x="18.948cm" svg:y="15.641cm">
          <draw:text-box>
            <text:p text:style-name="P13"><text:span text:style-name="T4">Green B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9T12:17:03.867355000</meta:creation-date>
    <dc:date>2019-01-19T13:08:44.785788000</dc:date>
    <meta:editing-duration>PT10M15S</meta:editing-duration>
    <meta:editing-cycles>5</meta:editing-cycles>
    <meta:generator>LibreOffice/5.3.0.3$MacOSX_X86_64 LibreOffice_project/7074905676c47b82bbcfbea1aeefc84afe1c50e1</meta:generator>
    <meta:document-statistic meta:object-count="48"/>
  </office:meta>
</office:document-meta>
</file>